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text-indent="0.499cm" style:auto-text-indent="false" fo:background-color="transparent"/>
      <style:text-properties style:text-line-through-style="none" style:text-line-through-type="none" style:font-name="Bitstream Charter" fo:font-size="12pt" style:text-underline-style="none" fo:font-weight="normal" officeooo:rsid="0022c8d6" officeooo:paragraph-rsid="00029044" style:font-size-asian="10.5pt" style:font-weight-asian="normal" style:font-size-complex="12pt" style:font-weight-complex="normal"/>
    </style:style>
    <style:style style:name="P2" style:family="paragraph" style:parent-style-name="Standard">
      <loext:graphic-properties draw:fill="none"/>
      <style:paragraph-properties fo:margin-left="0cm" fo:margin-right="0cm" fo:text-indent="0.499cm" style:auto-text-indent="false" fo:background-color="transparent"/>
      <style:text-properties style:text-line-through-style="none" style:text-line-through-type="none" style:font-name="Bitstream Charter" fo:font-size="12pt" style:text-underline-style="none" fo:font-weight="normal" officeooo:rsid="002239c7" officeooo:paragraph-rsid="00029044" style:font-size-asian="10.5pt" style:font-weight-asian="normal" style:font-size-complex="12pt" style:font-weight-complex="normal"/>
    </style:style>
    <style:style style:name="P3" style:family="paragraph" style:parent-style-name="Standard">
      <loext:graphic-properties draw:fill="none"/>
      <style:paragraph-properties fo:margin-left="0cm" fo:margin-right="0cm" fo:text-indent="0.499cm" style:auto-text-indent="false" fo:background-color="transparent"/>
      <style:text-properties style:text-line-through-style="none" style:text-line-through-type="none" style:font-name="Bitstream Charter" fo:font-size="12pt" style:text-underline-style="solid" style:text-underline-width="auto" style:text-underline-color="font-color" fo:font-weight="bold" officeooo:rsid="002239c7" officeooo:paragraph-rsid="00029044" style:font-size-asian="10.5pt" style:font-weight-asian="bold" style:font-size-complex="12pt" style:font-weight-complex="bold"/>
    </style:style>
    <style:style style:name="T1" style:family="text">
      <style:text-properties officeooo:rsid="0022c8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e</text:p>
      <text:p text:style-name="P3"/>
      <text:p text:style-name="P2">Nous avons décidé de faire au moins deux expériences par modèles, nous avons pris la décision, conçu et mis en place ces expériences en groupe, chacun mettant du sien.</text:p>
      <text:p text:style-name="P2"/>
      <text:p text:style-name="P2">Pour le premier modèle, soit l'ordinateur, nous avons décidé de faire varier les dimensions des composants, mais aussi leur masse, leur<text:span text:style-name="T1">s</text:span> matériaux etc. <text:span text:style-name="T1">Cela devrait faire varier la température d'équilibre à l'intérieur de l'ordinateur.</text:span></text:p>
      <text:p text:style-name="P2"/>
      <text:p text:style-name="P2">(INSERER GRAPH AVEC DES VARIATIONS DUES AUX CHANGEMENTS)</text:p>
      <text:p text:style-name="P2"/>
      <text:p text:style-name="P2">Pour le deuxième modèle, il était intéressant de s'orienter vers deux phénomènes précis, l'homogénéisation de la température à des temps longs et la moyenne globale de la température dans la pièce. </text:p>
      <text:p text:style-name="P2">Nous avons donc observé la pièce à un temps long en plaçant des ordinateurs au hasard dans la pièce. Dans cette expérience comme dans les suivantes, nous prendrons 8 ordinateurs.</text:p>
      <text:p text:style-name="P2">L'autre expérience consiste à changer la position des ordinateurs dans la pièce pour observer si leur disposition modifie la température moyenne dans notre modèle, <text:span text:style-name="T1">ainsi que la gestion des flux de température</text:span>. Pour cette expérience nous avons choisi plusieurs disposions, tout d'abord avec tous les ordinateurs sur <text:span text:style-name="T1">un</text:span> côté, puis au centre, puis dans les coins, puis avec une répartition dans toute la pièce.</text:p>
      <text:p text:style-name="P2"/>
      <text:p text:style-name="P2">(INSERER LES DIFFERENTES IMAGES DES TESTS)</text:p>
      <text:p text:style-name="P2"/>
      <text:p text:style-name="P2">Pour le troisième modèle nous voulions faire les mêmes expériences qu'avec les ordinateurs, mais avec les climatiseurs. On considérera 8 ordinateurs disposés à des endroits spécifiques et qui ne changeront pas de place au fil des expériences <text:span text:style-name="T1">puis 4 climatiseurs qui eux auront une position variable : sur le côté, au centre, dans les coins, avec une répartition dans toute la pièce. Cela aura pour but de regarder l'influence sur la température moyenne et sur la variation des flux de température dans la salle.</text:span></text:p>
      <text:p text:style-name="P2"/>
      <text:p text:style-name="P1">(INSERER LES DIFFERENTES IMAGES DES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02:09:10.920000000</meta:creation-date>
    <dc:date>2019-04-16T02:09:22.690000000</dc:date>
    <meta:editing-duration>PT11S</meta:editing-duration>
    <meta:editing-cycles>1</meta:editing-cycles>
    <meta:document-statistic meta:table-count="0" meta:image-count="0" meta:object-count="0" meta:page-count="1" meta:paragraph-count="10" meta:word-count="293" meta:character-count="1843" meta:non-whitespace-character-count="1559"/>
    <meta:generator>LibreOffice/5.0.3.2$Windows_x86 LibreOffice_project/e5f16313668ac592c1bfb310f4390624e3dbfb75</meta:generator>
  </office:meta>
</office:document-meta>
</file>